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2.495cm" fo:min-width="3.068cm" fo:wrap-option="wrap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1.815cm" fo:min-width="4.545cm" loext:decorative="false"/>
      <style:paragraph-properties style:writing-mode="lr-tb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2.857cm" fo:min-width="2.252cm" loext:decorative="false"/>
      <style:paragraph-properties style:writing-mode="lr-tb"/>
    </style:style>
    <style:style style:name="gr4" style:family="graphic" style:parent-style-name="standard">
      <style:graphic-properties draw:fill-color="#ff3838" draw:textarea-horizontal-align="justify" draw:textarea-vertical-align="middle" draw:auto-grow-height="false" fo:min-height="4.148cm" fo:min-width="2.71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line-height="100%" fo:text-align="center"/>
      <style:text-properties fo:color="#ffffff" loext:opacity="100%" fo:font-size="18pt" style:font-size-asian="18pt" style:font-size-complex="18pt"/>
    </style:style>
    <style:style style:name="P2" style:family="paragraph">
      <loext:graphic-properties draw:fill-color="#800080"/>
      <style:paragraph-properties fo:line-height="100%" fo:text-align="center"/>
      <style:text-properties fo:color="#ffffff" loext:opacity="100%" style:font-name="Liberation Serif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loext:opacity="100%" style:font-name="Liberation Serif"/>
    </style:style>
    <style:style style:name="P5" style:family="paragraph">
      <loext:graphic-properties draw:fill-color="#ff8000"/>
      <style:paragraph-properties fo:text-align="center"/>
      <style:text-properties fo:color="#ffffff" loext:opacity="100%" style:font-name="Liberation Serif" fo:font-size="16pt" style:font-size-asian="16pt" style:font-size-complex="16pt"/>
    </style:style>
    <style:style style:name="P6" style:family="paragraph">
      <loext:graphic-properties draw:fill-color="#ff3838"/>
      <style:paragraph-properties fo:text-align="center"/>
      <style:text-properties fo:color="#ffffff" loext:opacity="100%" style:font-name="Liberation Serif"/>
    </style:style>
    <style:style style:name="P7" style:family="paragraph">
      <loext:graphic-properties draw:fill="none" draw:fill-color="#ffffff"/>
      <style:text-properties style:font-name="Liberation Serif"/>
    </style:style>
    <style:style style:name="T1" style:family="text">
      <style:text-properties fo:color="#ffffff" loext:opacity="100%" style:font-name="Liberation Serif" fo:font-size="18pt" style:font-size-asian="18pt" style:font-size-complex="18pt"/>
    </style:style>
    <style:style style:name="T2" style:family="text">
      <style:text-properties fo:color="#ffffff" loext:opacity="100%" style:font-name="Liberation Serif"/>
    </style:style>
    <style:style style:name="T3" style:family="text">
      <style:text-properties fo:color="#ffffff" loext:opacity="100%" style:font-name="Liberation Serif" fo:font-size="16pt" style:font-size-asian="16pt" style:font-size-complex="16pt"/>
    </style:style>
    <style:style style:name="T4" style:family="text">
      <style:text-properties fo:color="#ffffff" loext:opacity="100%" style:text-position="super 58%" style:font-name="Liberation Serif" fo:font-size="16pt" style:font-size-asian="16pt" style:font-size-complex="16pt"/>
    </style:style>
    <style:style style:name="T5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44cm" svg:height="3.881cm" svg:x="5.127cm" svg:y="8.196cm">
          <text:p text:style-name="P1"><text:span text:style-name="T1">Cf-25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.045cm" svg:height="12.065cm" svg:x="10.171cm" svg:y="4.175cm">
          <text:p text:style-name="P3"><text:span text:style-name="T2">8 cm thick</text:span><text:span text:style-name="T2"><text:line-break/></text:span><text:span text:style-name="T2">HDP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669cm" svg:height="4.023cm" svg:x="15.216cm" svg:y="8.196cm">
          <text:p text:style-name="P3"><text:span text:style-name="T3">1 </text:span><text:span text:style-name="T3">cm</text:span><text:span text:style-name="T4">3</text:span><text:span text:style-name="T3"> </text:span><text:span text:style-name="T3">LiF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6" draw:layer="layout" svg:width="3.211cm" svg:height="7.036cm" svg:x="18.426cm" svg:y="6.689cm">
          <text:p text:style-name="P3"><text:span text:style-name="T2">2”</text:span><text:span text:style-name="T2">x2</text:span><text:span text:style-name="T2">” </text:span><text:span text:style-name="T2">Na</text:span><text:span text:style-name="T2">I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7" draw:layer="layout" svg:width="3.745cm" svg:height="0.954cm" svg:x="10.525cm" svg:y="17.508cm">
          <draw:text-box>
            <text:p><text:span text:style-name="T5">Not </text:span><text:span text:style-name="T5">to </text:span><text:span text:style-name="T5">scal</text:span><text:span text:style-name="T5">e!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3:58:23.012713647</meta:creation-date>
    <dc:date>2025-05-14T14:08:21.965118080</dc:date>
    <meta:editing-duration>PT10M1S</meta:editing-duration>
    <meta:editing-cycles>2</meta:editing-cycles>
    <meta:generator>LibreOffice/24.2.7.2$Linux_X86_64 LibreOffice_project/420$Build-2</meta:generator>
    <meta:document-statistic meta:object-count="5"/>
  </office:meta>
</office:document-meta>
</file>